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4.5in" style:type="right"/>
        </style:tab-stops>
      </style:paragraph-properties>
    </style:style>
    <style:style style:name="P4" style:family="paragraph" style:parent-style-name="Standard">
      <style:paragraph-properties fo:margin-top="0.0835in" fo:margin-bottom="0in" fo:padding-left="0in" fo:padding-right="0in" fo:padding-top="0in" fo:padding-bottom="0.0138in" fo:border-left="none" fo:border-right="none" fo:border-top="none" fo:border-bottom="0.0346in solid #000000">
        <style:tab-stops>
          <style:tab-stop style:position="0.1252in"/>
          <style:tab-stop style:position="3.9374in"/>
          <style:tab-stop style:position="4.5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1874in"/>
          <style:tab-stop style:position="1.5626in"/>
          <style:tab-stop style:position="2.25in" style:type="center"/>
          <style:tab-stop style:position="4.5in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1874in"/>
          <style:tab-stop style:position="1.75in"/>
          <style:tab-stop style:position="2.25in" style:type="center"/>
          <style:tab-stop style:position="4.5in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  <style:tab-stop style:position="2.25in" style:type="center"/>
          <style:tab-stop style:position="4.5in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9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0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6043in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/>
    </style:style>
    <style:style style:name="P14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fo:color="#000000" style:font-name="Courier New" fo:background-color="#b3b300"/>
    </style:style>
    <style:style style:name="P15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6" style:family="paragraph" style:parent-style-name="Standard">
      <style:paragraph-properties fo:padding="0in" fo:border="none" style:shadow="none"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7" style:family="paragraph" style:parent-style-name="Header">
      <style:paragraph-properties fo:break-before="column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18" style:family="paragraph" style:parent-style-name="Header">
      <style:paragraph-properties fo:padding="0in" fo:border-left="none" fo:border-right="none" fo:border-top="0.0138in solid #000000" fo:border-bottom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19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0" style:family="paragraph" style:parent-style-name="Standard" style:master-page-name="Standard">
      <style:paragraph-properties style:page-number="auto" fo:break-before="column">
        <style:tab-stops>
          <style:tab-stop style:position="2.3646in" style:type="center"/>
          <style:tab-stop style:position="4.6665in" style:type="right"/>
        </style:tab-stops>
      </style:paragraph-properties>
      <style:text-properties style:font-name="Courier New" fo:background-color="#9999ff"/>
    </style:style>
    <style:style style:name="P21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ffd320"/>
    </style:style>
    <style:style style:name="P22" style:family="paragraph" style:parent-style-name="Standard">
      <style:paragraph-properties>
        <style:tab-stops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3" style:family="paragraph" style:parent-style-name="Standard">
      <style:paragraph-properties fo:padding="0in" fo:border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</style:style>
    <style:style style:name="P24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25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 fo:background-color="#00ffff"/>
    </style:style>
    <style:style style:name="P26" style:family="paragraph" style:parent-style-name="Header">
      <style:paragraph-properties>
        <style:tab-stops>
          <style:tab-stop style:position="1.6043in"/>
          <style:tab-stop style:position="3.25in"/>
          <style:tab-stop style:position="4.6563in" style:type="right"/>
        </style:tab-stops>
      </style:paragraph-properties>
      <style:text-properties style:font-name="Courier New" fo:background-color="#00ffff"/>
    </style:style>
    <style:style style:name="P27" style:family="paragraph" style:parent-style-name="Header">
      <style:paragraph-properties>
        <style:tab-stops>
          <style:tab-stop style:position="1.5937in"/>
          <style:tab-stop style:position="3.2189in"/>
        </style:tab-stops>
      </style:paragraph-properties>
      <style:text-properties style:font-name="Courier New"/>
    </style:style>
    <style:style style:name="P28" style:family="paragraph" style:parent-style-name="Header">
      <style:paragraph-properties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use-window-font-color="true" style:font-name="Courier New" fo:background-color="transparent"/>
    </style:style>
    <style:style style:name="P29" style:family="paragraph" style:parent-style-name="Header">
      <style:paragraph-properties>
        <style:tab-stops>
          <style:tab-stop style:position="2.3752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30" style:family="paragraph" style:parent-style-name="Header">
      <style:paragraph-properties>
        <style:tab-stops>
          <style:tab-stop style:position="2.3854in" style:type="center"/>
          <style:tab-stop style:position="4.6665in" style:type="right"/>
        </style:tab-stops>
      </style:paragraph-properties>
      <style:text-properties style:use-window-font-color="true" style:font-name="Courier New" fo:background-color="transparent"/>
    </style:style>
    <style:style style:name="P31" style:family="paragraph" style:parent-style-name="Header">
      <style:paragraph-properties fo:padding="0in" fo:border-left="none" fo:border-right="none" fo:border-top="0.0138in solid #000000" fo:border-bottom="none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2" style:family="paragraph" style:parent-style-name="Header">
      <style:paragraph-properties fo:padding="0in" fo:border-left="none" fo:border-right="none" fo:border-top="none" fo:border-bottom="0.0138in solid #000000" style:shadow="none">
        <style:tab-stops>
          <style:tab-stop style:position="0.1252in"/>
          <style:tab-stop style:position="2.5in"/>
          <style:tab-stop style:position="4in" style:type="center"/>
          <style:tab-stop style:position="4.5in" style:type="right"/>
        </style:tab-stops>
      </style:paragraph-properties>
      <style:text-properties style:font-name="Courier New"/>
    </style:style>
    <style:style style:name="P33" style:family="paragraph" style:parent-style-name="Header">
      <style:paragraph-properties fo:break-before="column">
        <style:tab-stops>
          <style:tab-stop style:position="2.5in" style:type="center"/>
          <style:tab-stop style:position="4.6665in" style:type="right"/>
        </style:tab-stops>
      </style:paragraph-properties>
      <style:text-properties style:font-name="Courier New" fo:background-color="#94bd5e"/>
    </style:style>
    <style:style style:name="P34" style:family="paragraph" style:parent-style-name="Header">
      <style:paragraph-properties fo:break-before="column" fo:padding="0in" fo:border="none" style:shadow="none" style:join-border="false">
        <style:tab-stops>
          <style:tab-stop style:position="2.5in" style:type="center"/>
          <style:tab-stop style:position="4.7083in" style:type="right"/>
        </style:tab-stops>
      </style:paragraph-properties>
      <style:text-properties style:font-name="Courier New" fo:background-color="#94bd5e"/>
    </style:style>
    <style:style style:name="T1" style:family="text">
      <style:text-properties fo:font-size="6pt" style:font-size-asian="6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/>
    </style:style>
    <style:style style:name="T4" style:family="text">
      <style:text-properties style:font-name="Courier New" fo:background-color="#00ffff"/>
    </style:style>
    <style:style style:name="T5" style:family="text">
      <style:text-properties style:font-name="Courier New" fo:background-color="transparent"/>
    </style:style>
    <style:style style:name="T6" style:family="text">
      <style:text-properties style:font-name="Courier New" fo:background-color="#ffd320"/>
    </style:style>
    <style:style style:name="T7" style:family="text">
      <style:text-properties style:font-name="Courier New" fo:background-color="#9999cc"/>
    </style:style>
    <style:style style:name="T8" style:family="text">
      <style:text-properties style:font-name="Courier New" fo:background-color="#00ff00"/>
    </style:style>
    <style:style style:name="T9" style:family="text">
      <style:text-properties style:font-name="Courier New" fo:background-color="#ffff00"/>
    </style:style>
    <style:style style:name="T10" style:family="text">
      <style:text-properties fo:color="#ffffff"/>
    </style:style>
    <style:style style:name="T11" style:family="text">
      <style:text-properties fo:color="#ffffff" style:font-name="Courier New" fo:background-color="#9999cc"/>
    </style:style>
    <style:style style:name="T12" style:family="text">
      <style:text-properties fo:color="#ffffff" style:font-name="Courier New" fo:background-color="#000080"/>
    </style:style>
    <style:style style:name="T13" style:family="text">
      <style:text-properties fo:color="#ffffff" fo:background-color="#000080"/>
    </style:style>
    <style:style style:name="T14" style:family="text">
      <style:text-properties fo:color="#ffffff" fo:background-color="#800000"/>
    </style:style>
    <style:style style:name="T15" style:family="text">
      <style:text-properties fo:color="#ffffff" fo:background-color="#7da647"/>
    </style:style>
    <style:style style:name="T16" style:family="text">
      <style:text-properties fo:color="#ffffff" fo:background-color="#9999ff"/>
    </style:style>
    <style:style style:name="T17" style:family="text">
      <style:text-properties fo:background-color="#00ffff"/>
    </style:style>
    <style:style style:name="T18" style:family="text">
      <style:text-properties fo:background-color="transparent"/>
    </style:style>
    <style:style style:name="T19" style:family="text">
      <style:text-properties fo:background-color="#ffff00"/>
    </style:style>
    <style:style style:name="T20" style:family="text">
      <style:text-properties fo:background-color="#ffd320"/>
    </style:style>
    <style:style style:name="T21" style:family="text">
      <style:text-properties fo:background-color="#00ff00"/>
    </style:style>
    <style:style style:name="T22" style:family="text">
      <style:text-properties fo:color="#000000" fo:background-color="#7da647"/>
    </style:style>
    <style:style style:name="T23" style:family="text">
      <style:text-properties fo:color="#000000" style:font-name="Courier New" fo:background-color="#b3b300"/>
    </style:style>
    <style:style style:name="T24" style:family="text">
      <style:text-properties fo:color="#000000" style:font-name="Courier New" fo:background-color="#7da647"/>
    </style:style>
    <style:style style:name="T25" style:family="text">
      <style:text-properties fo:color="#000000" fo:background-color="#9999ff"/>
    </style:style>
    <style:style style:name="T26" style:family="text">
      <style:text-properties fo:color="#94bd5e" fo:background-color="#7da647"/>
    </style:style>
    <style:style style:name="T27" style:family="text">
      <style:text-properties style:use-window-font-color="true" fo:background-color="transparent"/>
    </style:style>
    <style:style style:name="T28" style:family="text">
      <style:text-properties fo:background-color="#999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span text:style-name="T10">Weapons / Armor</text:span><text:tab/></text:p>
      <text:p text:style-name="P15"><text:span text:style-name="T17">Wt Item <text:s text:c="8"/>Enhancement</text:span><text:span text:style-name="T18"><text:tab/></text:span><text:span text:style-name="T17">Wt Item <text:s text:c="7"/>Enhancement</text:span></text:p>
      <text:p text:style-name="P28">__ ____________ ___________<text:tab/>__ ___________ ___________</text:p>
      <text:p text:style-name="P15"><text:span text:style-name="T27">__ ____________ ___________<text:tab/>__ ___________ ___________</text:span></text:p>
      <text:p text:style-name="P28">__ ____________ ___________<text:tab/>__ ___________ ___________</text:p>
      <text:p text:style-name="P28">__ ____________ ___________<text:tab/>__ ___________ ___________</text:p>
      <text:p text:style-name="P28">__ ____________ ___________<text:tab/>__ ___________ ___________</text:p>
      <text:p text:style-name="P28">__ ____________ ___________<text:tab/>__ ___________ ___________</text:p>
      <text:p text:style-name="P29"><text:span text:style-name="T28"><text:tab/></text:span><text:span text:style-name="T16">Rods</text:span><text:span text:style-name="T28"><text:tab/></text:span></text:p>
      <text:p text:style-name="P25">Ability IIQ Chrg Used <text:s text:c="2"/>Loc<text:span text:style-name="T18"><text:tab/></text:span>Ability IIQ Chrg Used <text:s/>Loc</text:p>
      <text:p text:style-name="P15">_______ ___ ____ ______ ___<text:tab/>_______ ___ ____ _____ ___</text:p>
      <text:p text:style-name="P15">_______ ___ ____ ______ ___<text:tab/>_______ ___ ____ _____ ___</text:p>
      <text:p text:style-name="P15">_______ ___ ____ ______ ___<text:tab/>_______ ___ ____ _____ ___</text:p>
      <text:p text:style-name="P15">_______ ___ ____ ______ ___<text:tab/>_______ ___ ____ _____ ___</text:p>
      <text:p text:style-name="P15">_______ ___ ____ ______ ___<text:tab/>_______ ___ ____ _____ ___</text:p>
      <text:p text:style-name="P15"><text:span text:style-name="T27">_______ ___ ____ ______ ___<text:tab/>_______ ___ ____ _____ ___</text:span></text:p>
      <text:p text:style-name="P29"><text:span text:style-name="T28"><text:tab/></text:span><text:span text:style-name="T16">Potions<text:tab/></text:span><text:span text:style-name="T25">Healing: ____</text:span></text:p>
      <text:p text:style-name="P26">Potion <text:s/>Doses Loc<text:span text:style-name="T18"><text:tab/></text:span>Potion <text:s/>Doses Loc<text:span text:style-name="T18"><text:tab/></text:span>Potion <text:s/>Doses Loc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_______ _____ ___<text:tab/>_______ _____ ___<text:tab/>_______ _____ ___</text:p>
      <text:p text:style-name="P27"><text:span text:style-name="T27">_______ _____ ___<text:tab/>_______ _____ ___<text:tab/>_______ _____ ___</text:span></text:p>
      <text:p text:style-name="P30"><text:span text:style-name="T28"><text:tab/></text:span><text:span text:style-name="T16">Miscellaneous Artifacts</text:span><text:span text:style-name="T28"><text:tab/></text:span></text:p>
      <text:p text:style-name="P25">Item Ability <text:s text:c="7"/>IIQ Loc<text:span text:style-name="T18"><text:tab/></text:span>Item Ability <text:s text:c="6"/>IIQ Loc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5">____ ______________ ___ ___<text:tab/>____ _____________ ___ ___</text:p>
      <text:p text:style-name="P18"><text:span text:style-name="T21">Jewels</text:span><text:span text:style-name="T18">____ </text:span><text:span text:style-name="T20">Wt Mundane Items <text:s/>Loc</text:span><text:span text:style-name="T18"> </text:span><text:span text:style-name="T22">Notes <text:s text:c="2"/></text:span><text:span text:style-name="T15"><text:s text:c="14"/></text:span><text:span text:style-name="T26">.</text:span></text:p>
      <text:p text:style-name="P15"><text:span text:style-name="T19">Bars__</text:span>____ __ ______________ ___ _______________________</text:p>
      <text:p text:style-name="P15"><text:span text:style-name="T19">Gold__</text:span>____ __ ______________ ___ _______________________</text:p>
      <text:p text:style-name="P15"><text:span text:style-name="T17">Silver</text:span>____ __ ______________ ___ _______________________</text:p>
      <text:p text:style-name="P15"><text:span text:style-name="T13">Copper</text:span>____ __ ______________ ___ _______________________</text:p>
      <text:p text:style-name="P19"><text:span text:style-name="T14">Bank</text:span>______ __ ______________ ___ _______________________</text:p>
      <text:p text:style-name="P12">___________________________ </text:p>
      <text:p text:style-name="P2">by ________ on ___/___/___</text:p>
      <text:p text:style-name="P4"><text:s text:c="7"/><text:span text:style-name="T1">Portrait<text:tab/> <text:s/>Team Identity </text:span></text:p>
      <text:p text:style-name="P3">Race:__________ Sex: __ <text:s/>Points: ___ / ___ <text:s/>1:____ 2:____ 3:____ 4:____ 5:____</text:p>
      <text:p text:style-name="P5"><text:span text:style-name="T3">ST:(__)</text:span><text:span text:style-name="T2">___/___<text:tab/><text:tab/>Hits:_______________ Fat:___________</text:span></text:p>
      <text:p text:style-name="P5"><text:span text:style-name="T3">DX:(__)</text:span><text:span text:style-name="T2">___/___/___<text:tab/>XP:_____________________ Needed:____</text:span></text:p>
      <text:p text:style-name="P6"><text:span text:style-name="T3">IQ:(__)</text:span><text:span text:style-name="T2">___/___<text:tab/><text:tab/>__________________________________</text:span></text:p>
      <text:p text:style-name="P6"><text:span text:style-name="T3">MA:(__)</text:span><text:span text:style-name="T2">___/___<text:tab/><text:tab/>__________________________________</text:span></text:p>
      <text:p text:style-name="P7"><text:span text:style-name="T3">Native Abilities</text:span><text:span text:style-name="T2">:______________________________________</text:span></text:p>
      <text:p text:style-name="P21">Wt ST DCl Dam # Weapon/Missile <text:s text:c="13"/>Special Loc</text:p>
      <text:p text:style-name="P8">__ __ ___ ___ _ ___________________________ _______ ___</text:p>
      <text:p text:style-name="P8">__ __ ___ ___ _ ___________________________ _______ ___</text:p>
      <text:p text:style-name="P9">Wt D/pt IIQ Ethereal Bow <text:s text:c="6"/>Charges <text:s/>Used <text:s text:c="7"/>Loc</text:p>
      <text:p text:style-name="P8">__ ____ ___ __________________ ________ ___________ ___</text:p>
      <text:p text:style-name="P8">__ ____ ___ __________________ ________ ___________ ___</text:p>
      <text:p text:style-name="P8">__ ____ ___ __________________ ________ ___________ ___</text:p>
      <text:p text:style-name="P10"><text:span text:style-name="T4">IIQ Fat Ability <text:s text:c="12"/></text:span><text:span text:style-name="T2"><text:tab/></text:span><text:span text:style-name="T6">Wt DX Hit Armor/Shld <text:s/>Loc</text:span></text:p>
      <text:p text:style-name="P8">___ ___ ____________________<text:tab/>__ __ ___ ___________ ___</text:p>
      <text:p text:style-name="P8">___ ___ ____________________<text:tab/>__ __ ___ ___________ ___</text:p>
      <text:p text:style-name="P10"><text:span text:style-name="T2">___ ___ ____________________<text:tab/></text:span><text:span text:style-name="T4">Wt StBatt <text:s/>Used <text:s text:c="6"/>Loc</text:span></text:p>
      <text:p text:style-name="P8">___ ___ ____________________<text:tab/>__ _______ __________ ___</text:p>
      <text:p text:style-name="P8">___ ___ ____________________<text:tab/>__ _______ __________ ___</text:p>
      <text:p text:style-name="P8">___ ___ ____________________<text:tab/>__ _______ __________ ___</text:p>
      <text:p text:style-name="P8">___ ___ ____________________<text:tab/><text:span text:style-name="T17">Wt Active Artifact <text:s text:c="2"/>Size</text:span>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8">___ ___ ____________________<text:tab/>__ _________________ ____</text:p>
      <text:p text:style-name="P11"><text:span text:style-name="T5">___ ___ ____________________<text:tab/></text:span><text:span text:style-name="T11">Languages</text:span><text:span text:style-name="T7"><text:tab/><text:tab/></text:span><text:span text:style-name="T4"> <text:s text:c="26"/></text:span></text:p>
      <text:p text:style-name="P8">___ ___ ____________________<text:tab/>________ ________ _______</text:p>
      <text:p text:style-name="P8">___ ___ ____________________<text:tab/>________ ________ _______</text:p>
      <text:p text:style-name="P8">___ ___ ____________________<text:tab/>________ ________ _______</text:p>
      <text:p text:style-name="P8">___ ___ ____________________<text:tab/>________ ________ _______</text:p>
      <text:p text:style-name="P10"><text:span text:style-name="T23">Pet <text:s text:c="3"/>St Dx IQ <text:s/>MA <text:s/>Ht Dam Hits <text:s/>Fat Cost XP <text:s text:c="6"/>Nxt</text:span><text:span text:style-name="T4"> </text:span><text:span text:style-name="T2"><text:s text:c="3"/></text:span></text:p>
      <text:p text:style-name="P8">______ __ __ __ ____ __ ___ ____ ____ ____ ________ ___</text:p>
      <text:p text:style-name="P8">______ __ __ __ ____ __ ___ ____ ____ ____ ________ ___</text:p>
      <text:p text:style-name="P16">______ __ __ __ ____ __ ___ ____ ____ ____ ________ ___</text:p>
      <text:p text:style-name="P14">Pwr Summon <text:s text:c="10"/>St Dx IQ <text:s/>MA <text:s/>Ht Dam <text:s/>Call Ill Img</text:p>
      <text:p text:style-name="P8">___ ________________ __ __ __ ____ __ ____ ____ ___ ___</text:p>
      <text:p text:style-name="P8">___ ________________ __ __ __ ____ __ ____ ____ ___ ___</text:p>
      <text:p text:style-name="P8">___ ________________ __ __ __ ____ __ ____ ____ ___ ___</text:p>
      <text:p text:style-name="P8">___ ________________ __ __ __ ____ __ ____ ____ ___ ___</text:p>
      <text:p text:style-name="P8">___ ________________ __ __ __ ____ __ ____ ____ ___ ___</text:p>
      <text:p text:style-name="P8">___ ________________ __ __ __ ____ __ ____ ____ ___ ___</text:p>
      <text:p text:style-name="P34"><text:soft-page-break/><text:tab/>Library<text:tab/></text:p>
      <text:p text:style-name="P25">Ability <text:s text:c="5"/>IIQ Val <text:s/>Ability <text:s text:c="5"/>IIQ Val <text:s/>Language Loc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33"><text:tab/>Library<text:tab/></text:p>
      <text:p text:style-name="P25">Ability <text:s text:c="5"/>IIQ Val <text:s/>Ability <text:s text:c="5"/>IIQ Val <text:s/>Language Loc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  <text:p text:style-name="P15">____________ ___$___ <text:s/>____________ ___$___ <text:s/>________ 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, Lucidasans, 'Lucida Sans', 'Arial Unicode MS'"/>
    <style:font-face style:name="Courier New" svg:font-family="'Courier New'" style:font-family-generic="modern"/>
    <style:font-face style:name="Andale Sans UI" svg:font-family="'Andale Sans UI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in" style:type="center"/>
          <style:tab-stop style:position="5.1252in"/>
          <style:tab-stop style:position="6in" style:type="right"/>
        </style:tab-stops>
      </style:paragraph-properties>
      <style:text-properties fo:font-size="8pt" style:font-size-asian="8pt"/>
    </style:style>
    <style:page-layout style:name="Mpm1">
      <style:page-layout-properties fo:page-width="11in" fo:page-height="8.5in" style:num-format="1" style:print-orientation="landscape" fo:margin-top="0.5in" fo:margin-bottom="0.4in" fo:margin-left="0.5in" fo:margin-right="0.55in" style:writing-mode="lr-tb" style:layout-grid-color="#c0c0c0" style:layout-grid-lines="29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3.0 Mentalist <text:s/>Revised 07 July 2010<text:tab/><text:tab/>Version 3.0 Mentalist <text:s/>Revised 07 July 2010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		Sex:__ Birthday:__/__ /__</dc:title>
    <meta:initial-creator>The Rice Family</meta:initial-creator>
    <meta:creation-date>2003-01-18T15:49:00</meta:creation-date>
    <dc:date>2010-07-07T22:31:32.43</dc:date>
    <meta:printed-by>Carol Roscoe</meta:printed-by>
    <meta:print-date>2009-01-06T10:30:21.34</meta:print-date>
    <dc:language>en-US</dc:language>
    <meta:editing-cycles>23</meta:editing-cycles>
    <meta:editing-duration>PT09H12M19S</meta:editing-duration>
    <meta:document-statistic meta:table-count="0" meta:image-count="0" meta:object-count="0" meta:page-count="2" meta:paragraph-count="200" meta:word-count="1327" meta:character-count="10774"/>
    <meta:user-defined meta:name="Info 1"/>
    <meta:user-defined meta:name="Info 2"/>
    <meta:user-defined meta:name="Info 3"/>
    <meta:user-defined meta:name="Info 4"/>
  </office:meta>
</office:document-meta>
</file>